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4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2" table:default-cell-style-name="ce1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pt1</text:p>
          </table:table-cell>
          <table:table-cell/>
          <table:table-cell office:value-type="string" calcext:value-type="string">
            <text:p>h1</text:p>
          </table:table-cell>
          <table:table-cell/>
          <table:table-cell office:value-type="string" calcext:value-type="string">
            <text:p>h2</text:p>
          </table:table-cell>
          <table:table-cell/>
          <table:table-cell office:value-type="string" calcext:value-type="string">
            <text:p>pt2</text:p>
          </table:table-cell>
          <table:table-cell/>
          <table:table-cell office:value-type="string" calcext:value-type="string">
            <text:p>h3</text:p>
          </table:table-cell>
          <table:table-cell/>
          <table:table-cell office:value-type="string" calcext:value-type="string">
            <text:p>h4</text:p>
          </table:table-cell>
          <table:table-cell/>
          <table:table-cell office:value-type="string" calcext:value-type="string">
            <text:p>pt3</text:p>
          </table:table-cell>
          <table:table-cell/>
          <table:table-cell office:value-type="string" calcext:value-type="string">
            <text:p>longueur h4</text:p>
          </table:table-cell>
          <table:table-cell office:value-type="string" calcext:value-type="string">
            <text:p>longueurh3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930.7286" calcext:value-type="float">
            <text:p>930,7286</text:p>
          </table:table-cell>
          <table:table-cell office:value-type="float" office:value="1.8162949" calcext:value-type="float">
            <text:p>1,8162949</text:p>
          </table:table-cell>
          <table:table-cell office:value-type="float" office:value="748.60675" calcext:value-type="float">
            <text:p>748,60675</text:p>
          </table:table-cell>
          <table:table-cell office:value-type="float" office:value="249.73751" calcext:value-type="float">
            <text:p>249,73751</text:p>
          </table:table-cell>
          <table:table-cell office:value-type="float" office:value="501.52035" calcext:value-type="float">
            <text:p>501,52035</text:p>
          </table:table-cell>
          <table:table-cell office:value-type="float" office:value="497.65873" calcext:value-type="float">
            <text:p>497,65873</text:p>
          </table:table-cell>
          <table:table-cell office:value-type="float" office:value="254.43395" calcext:value-type="float">
            <text:p>254,43395</text:p>
          </table:table-cell>
          <table:table-cell office:value-type="float" office:value="833.79497" calcext:value-type="float">
            <text:p>833,79497</text:p>
          </table:table-cell>
          <table:table-cell office:value-type="float" office:value="83.102517" calcext:value-type="float">
            <text:p>83,10251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SQRT(SUMSQ(1000-[.L3];[.M3]))" office:value-type="float" office:value="185.822873535623" calcext:value-type="float">
            <text:p>185,822873535623</text:p>
          </table:table-cell>
          <table:table-cell table:formula="of:=SQRT(SUMSQ([.H3]-[.J3];[.I3]-[.K3]))" office:value-type="float" office:value="350.023742610767" calcext:value-type="float">
            <text:p>350,023742610767</text:p>
          </table:table-cell>
          <table:table-cell table:formula="of:=DEGREES(ATAN2([.I3]-[.K3];[.J3]-[.L3]))" office:value-type="float" office:value="-53.6812071372141" calcext:value-type="float">
            <text:p>-53,6812071372141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62.18023" calcext:value-type="float">
            <text:p>862,18023</text:p>
          </table:table-cell>
          <table:table-cell office:value-type="float" office:value="-0.22282408" calcext:value-type="float">
            <text:p>-0,22282408</text:p>
          </table:table-cell>
          <table:table-cell office:value-type="float" office:value="674.31435" calcext:value-type="float">
            <text:p>674,31435</text:p>
          </table:table-cell>
          <table:table-cell office:value-type="float" office:value="215.15483" calcext:value-type="float">
            <text:p>215,15483</text:p>
          </table:table-cell>
          <table:table-cell office:value-type="float" office:value="459.40238" calcext:value-type="float">
            <text:p>459,40238</text:p>
          </table:table-cell>
          <table:table-cell office:value-type="float" office:value="430.53249" calcext:value-type="float">
            <text:p>430,53249</text:p>
          </table:table-cell>
          <table:table-cell office:value-type="float" office:value="244.4904" calcext:value-type="float">
            <text:p>244,4904</text:p>
          </table:table-cell>
          <table:table-cell office:value-type="float" office:value="770.97672" calcext:value-type="float">
            <text:p>770,97672</text:p>
          </table:table-cell>
          <table:table-cell office:value-type="float" office:value="91.609309" calcext:value-type="float">
            <text:p>91,60930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SQRT(SUMSQ(1000-[.L4];[.M4]))" office:value-type="float" office:value="246.66562037993" calcext:value-type="float">
            <text:p>246,66562037993</text:p>
          </table:table-cell>
          <table:table-cell table:formula="of:=SQRT(SUMSQ([.H4]-[.J4];[.I4]-[.K4]))" office:value-type="float" office:value="304.260900502506" calcext:value-type="float">
            <text:p>304,260900502506</text:p>
          </table:table-cell>
          <table:table-cell table:formula="of:=DEGREES(ATAN2([.I4]-[.K4];[.J4]-[.L4]))" office:value-type="float" office:value="-57.7370412820821" calcext:value-type="float">
            <text:p>-57,73704128208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09.58124" calcext:value-type="float">
            <text:p>809,58124</text:p>
          </table:table-cell>
          <table:table-cell office:value-type="float" office:value="0.93729952" calcext:value-type="float">
            <text:p>0,93729952</text:p>
          </table:table-cell>
          <table:table-cell office:value-type="float" office:value="615.89036" calcext:value-type="float">
            <text:p>615,89036</text:p>
          </table:table-cell>
          <table:table-cell office:value-type="float" office:value="192.12656" calcext:value-type="float">
            <text:p>192,12656</text:p>
          </table:table-cell>
          <table:table-cell office:value-type="float" office:value="423.86495" calcext:value-type="float">
            <text:p>423,86495</text:p>
          </table:table-cell>
          <table:table-cell office:value-type="float" office:value="383.31582" calcext:value-type="float">
            <text:p>383,31582</text:p>
          </table:table-cell>
          <table:table-cell office:value-type="float" office:value="231.83954" calcext:value-type="float">
            <text:p>231,83954</text:p>
          </table:table-cell>
          <table:table-cell office:value-type="float" office:value="736.96156" calcext:value-type="float">
            <text:p>736,96156</text:p>
          </table:table-cell>
          <table:table-cell office:value-type="float" office:value="87.591803" calcext:value-type="float">
            <text:p>87,59180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SQRT(SUMSQ(1000-[.L5];[.M5]))" office:value-type="float" office:value="277.23914743489" calcext:value-type="float">
            <text:p>277,23914743489</text:p>
          </table:table-cell>
          <table:table-cell table:formula="of:=SQRT(SUMSQ([.H5]-[.J5];[.I5]-[.K5]))" office:value-type="float" office:value="270.974336838409" calcext:value-type="float">
            <text:p>270,974336838409</text:p>
          </table:table-cell>
          <table:table-cell table:formula="of:=DEGREES(ATAN2([.I5]-[.K5];[.J5]-[.L5]))" office:value-type="float" office:value="-61.4985685892009" calcext:value-type="float">
            <text:p>-61,4985685892009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formula="of:=[.A4]-[.A3]" office:value-type="float" office:value="0.5" calcext:value-type="float">
            <text:p>0,5</text:p>
          </table:table-cell>
          <table:table-cell table:formula="of:=[.B4]-[.B3]" office:value-type="float" office:value="0" calcext:value-type="float">
            <text:p>0</text:p>
          </table:table-cell>
          <table:table-cell table:formula="of:=[.C4]-[.C3]" office:value-type="float" office:value="0" calcext:value-type="float">
            <text:p>0</text:p>
          </table:table-cell>
          <table:table-cell table:formula="of:=[.D4]-[.D3]" office:value-type="float" office:value="0" calcext:value-type="float">
            <text:p>0</text:p>
          </table:table-cell>
          <table:table-cell table:formula="of:=[.E4]-[.E3]" office:value-type="float" office:value="-68.54837" calcext:value-type="float">
            <text:p>-68,54837</text:p>
          </table:table-cell>
          <table:table-cell table:formula="of:=[.F4]-[.F3]" office:value-type="float" office:value="-2.03911898" calcext:value-type="float">
            <text:p>-2,03911898</text:p>
          </table:table-cell>
          <table:table-cell table:formula="of:=[.G4]-[.G3]" office:value-type="float" office:value="-74.2924" calcext:value-type="float">
            <text:p>-74,2924</text:p>
          </table:table-cell>
          <table:table-cell table:formula="of:=[.H4]-[.H3]" office:value-type="float" office:value="-34.58268" calcext:value-type="float">
            <text:p>-34,58268</text:p>
          </table:table-cell>
          <table:table-cell table:formula="of:=[.I4]-[.I3]" office:value-type="float" office:value="-42.11797" calcext:value-type="float">
            <text:p>-42,11797</text:p>
          </table:table-cell>
          <table:table-cell table:formula="of:=[.J4]-[.J3]" office:value-type="float" office:value="-67.12624" calcext:value-type="float">
            <text:p>-67,12624</text:p>
          </table:table-cell>
          <table:table-cell table:formula="of:=[.K4]-[.K3]" office:value-type="float" office:value="-9.94355000000002" calcext:value-type="float">
            <text:p>-9,94355000000002</text:p>
          </table:table-cell>
          <table:table-cell table:formula="of:=[.L4]-[.L3]" office:value-type="float" office:value="-62.81825" calcext:value-type="float">
            <text:p>-62,81825</text:p>
          </table:table-cell>
          <table:table-cell table:formula="of:=[.M4]-[.M3]" office:value-type="float" office:value="8.50679199999999" calcext:value-type="float">
            <text:p>8,50679199999999</text:p>
          </table:table-cell>
          <table:table-cell table:formula="of:=[.N4]-[.N3]" office:value-type="float" office:value="0" calcext:value-type="float">
            <text:p>0</text:p>
          </table:table-cell>
          <table:table-cell table:formula="of:=[.O4]-[.O3]" office:value-type="float" office:value="0" calcext:value-type="float">
            <text:p>0</text:p>
          </table:table-cell>
          <table:table-cell table:style-name="ce1" table:formula="of:=[.P4]-[.P3]" office:value-type="float" office:value="60.8427468443072" calcext:value-type="float">
            <text:p>60,8427468443072</text:p>
          </table:table-cell>
          <table:table-cell table:style-name="ce1" table:formula="of:=[.Q4]-[.Q3]" office:value-type="float" office:value="-45.7628421082607" calcext:value-type="float">
            <text:p>-45,7628421082607</text:p>
          </table:table-cell>
          <table:table-cell/>
        </table:table-row>
        <table:table-row table:style-name="ro1">
          <table:table-cell table:formula="of:=[.A5]-[.A4]" office:value-type="float" office:value="0.5" calcext:value-type="float">
            <text:p>0,5</text:p>
          </table:table-cell>
          <table:table-cell table:formula="of:=[.B5]-[.B4]" office:value-type="float" office:value="0" calcext:value-type="float">
            <text:p>0</text:p>
          </table:table-cell>
          <table:table-cell table:formula="of:=[.C5]-[.C4]" office:value-type="float" office:value="0" calcext:value-type="float">
            <text:p>0</text:p>
          </table:table-cell>
          <table:table-cell table:formula="of:=[.D5]-[.D4]" office:value-type="float" office:value="0" calcext:value-type="float">
            <text:p>0</text:p>
          </table:table-cell>
          <table:table-cell table:formula="of:=[.E5]-[.E4]" office:value-type="float" office:value="-52.5989900000001" calcext:value-type="float">
            <text:p>-52,5989900000001</text:p>
          </table:table-cell>
          <table:table-cell table:formula="of:=[.F5]-[.F4]" office:value-type="float" office:value="1.1601236" calcext:value-type="float">
            <text:p>1,1601236</text:p>
          </table:table-cell>
          <table:table-cell table:formula="of:=[.G5]-[.G4]" office:value-type="float" office:value="-58.42399" calcext:value-type="float">
            <text:p>-58,42399</text:p>
          </table:table-cell>
          <table:table-cell table:formula="of:=[.H5]-[.H4]" office:value-type="float" office:value="-23.02827" calcext:value-type="float">
            <text:p>-23,02827</text:p>
          </table:table-cell>
          <table:table-cell table:formula="of:=[.I5]-[.I4]" office:value-type="float" office:value="-35.53743" calcext:value-type="float">
            <text:p>-35,53743</text:p>
          </table:table-cell>
          <table:table-cell table:formula="of:=[.J5]-[.J4]" office:value-type="float" office:value="-47.21667" calcext:value-type="float">
            <text:p>-47,21667</text:p>
          </table:table-cell>
          <table:table-cell table:formula="of:=[.K5]-[.K4]" office:value-type="float" office:value="-12.65086" calcext:value-type="float">
            <text:p>-12,65086</text:p>
          </table:table-cell>
          <table:table-cell table:formula="of:=[.L5]-[.L4]" office:value-type="float" office:value="-34.01516" calcext:value-type="float">
            <text:p>-34,01516</text:p>
          </table:table-cell>
          <table:table-cell table:formula="of:=[.M5]-[.M4]" office:value-type="float" office:value="-4.017506" calcext:value-type="float">
            <text:p>-4,017506</text:p>
          </table:table-cell>
          <table:table-cell table:formula="of:=[.N5]-[.N4]" office:value-type="float" office:value="0" calcext:value-type="float">
            <text:p>0</text:p>
          </table:table-cell>
          <table:table-cell table:formula="of:=[.O5]-[.O4]" office:value-type="float" office:value="0" calcext:value-type="float">
            <text:p>0</text:p>
          </table:table-cell>
          <table:table-cell table:style-name="ce1" table:formula="of:=[.P5]-[.P4]" office:value-type="float" office:value="30.5735270549593" calcext:value-type="float">
            <text:p>30,5735270549593</text:p>
          </table:table-cell>
          <table:table-cell table:style-name="ce1" table:formula="of:=[.Q5]-[.Q4]" office:value-type="float" office:value="-33.2865636640969" calcext:value-type="float">
            <text:p>-33,2865636640969</text:p>
          </table:table-cell>
          <table:table-cell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3.4577083" calcext:value-type="float">
            <text:p>3,4577083</text:p>
          </table:table-cell>
          <table:table-cell office:value-type="float" office:value="847.68528" calcext:value-type="float">
            <text:p>847,68528</text:p>
          </table:table-cell>
          <table:table-cell office:value-type="float" office:value="298.45097" calcext:value-type="float">
            <text:p>298,45097</text:p>
          </table:table-cell>
          <table:table-cell office:value-type="float" office:value="553.40364" calcext:value-type="float">
            <text:p>553,40364</text:p>
          </table:table-cell>
          <table:table-cell office:value-type="float" office:value="593.44422" calcext:value-type="float">
            <text:p>593,44422</text:p>
          </table:table-cell>
          <table:table-cell office:value-type="float" office:value="259.122" calcext:value-type="float">
            <text:p>259,122</text:p>
          </table:table-cell>
          <table:table-cell office:value-type="float" office:value="988.14877" calcext:value-type="float">
            <text:p>988,14877</text:p>
          </table:table-cell>
          <table:table-cell office:value-type="float" office:value="7.9008237" calcext:value-type="float">
            <text:p>7,900823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5"/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table:number-columns-repeated="15"/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15"/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5"/>
          <table:table-cell table:style-name="ce1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851.13465" calcext:value-type="float">
            <text:p>851,13465</text:p>
          </table:table-cell>
          <table:table-cell table:number-columns-repeated="2"/>
        </table:table-row>
        <table:table-row table:style-name="ro1">
          <table:table-cell table:number-columns-repeated="15"/>
          <table:table-cell table:style-name="ce1" office:value-type="float" office:value="298.45097" calcext:value-type="float">
            <text:p>298,45097</text:p>
          </table:table-cell>
          <table:table-cell table:number-columns-repeated="2"/>
        </table:table-row>
        <table:table-row table:style-name="ro1">
          <table:table-cell table:number-columns-repeated="15"/>
          <table:table-cell table:style-name="ce1" office:value-type="float" office:value="553.40364" calcext:value-type="float">
            <text:p>553,40364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446.59651" calcext:value-type="float">
            <text:p>446,59651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405.61547" calcext:value-type="float">
            <text:p>405,61547</text:p>
          </table:table-cell>
          <table:table-cell table:number-columns-repeated="2"/>
        </table:table-row>
        <table:table-row table:style-name="ro1">
          <table:table-cell table:number-columns-repeated="15"/>
          <table:table-cell table:style-name="ce1" office:value-type="float" office:value="668.27877" calcext:value-type="float">
            <text:p>668,27877</text:p>
          </table:table-cell>
          <table:table-cell table:number-columns-repeated="2"/>
        </table:table-row>
        <table:table-row table:style-name="ro1">
          <table:table-cell table:number-columns-repeated="15"/>
          <table:table-cell table:style-name="ce1" office:value-type="float" office:value="221.1476" calcext:value-type="float">
            <text:p>221,1476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544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Feuille2" table:style-name="ta1">
        <table:table-column table:style-name="co1" table:number-columns-repeated="15" table:default-cell-style-name="Default"/>
        <table:table-row table:style-name="ro1"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]-[.C1]" office:value-type="float" office:value="0.5" calcext:value-type="float">
            <text:p>0,5</text:p>
          </table:table-cell>
          <table:table-cell table:formula="of:=[.E1]-[.D1]" office:value-type="float" office:value="0.5" calcext:value-type="float">
            <text:p>0,5</text:p>
          </table:table-cell>
          <table:table-cell table:formula="of:=[.F1]-[.E1]" office:value-type="float" office:value="0.5" calcext:value-type="float">
            <text:p>0,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t1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D2]-[.C2]" office:value-type="float" office:value="0" calcext:value-type="float">
            <text:p>0</text:p>
          </table:table-cell>
          <table:table-cell table:style-name="ce1" table:formula="of:=[.E2]-[.D2]" office:value-type="float" office:value="0" calcext:value-type="float">
            <text:p>0</text:p>
          </table:table-cell>
          <table:table-cell table:style-name="ce1" table:formula="of:=[.F2]-[.E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table:number-columns-repeated="4" table:style-name="ce1" office:value-type="float" office:value="1000" calcext:value-type="float">
            <text:p>1000</text:p>
          </table:table-cell>
          <table:table-cell table:style-name="ce1"/>
          <table:table-cell table:style-name="ce1" table:formula="of:=[.D3]-[.C3]" office:value-type="float" office:value="0" calcext:value-type="float">
            <text:p>0</text:p>
          </table:table-cell>
          <table:table-cell table:style-name="ce1" table:formula="of:=[.E3]-[.D3]" office:value-type="float" office:value="0" calcext:value-type="float">
            <text:p>0</text:p>
          </table:table-cell>
          <table:table-cell table:style-name="ce1" table:formula="of:=[.F3]-[.E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[.D4]-[.C4]" office:value-type="float" office:value="0" calcext:value-type="float">
            <text:p>0</text:p>
          </table:table-cell>
          <table:table-cell table:formula="of:=[.E4]-[.D4]" office:value-type="float" office:value="0" calcext:value-type="float">
            <text:p>0</text:p>
          </table:table-cell>
          <table:table-cell table:formula="of:=[.F4]-[.E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930.7286" calcext:value-type="float">
            <text:p>930,7286</text:p>
          </table:table-cell>
          <table:table-cell office:value-type="float" office:value="862.18023" calcext:value-type="float">
            <text:p>862,18023</text:p>
          </table:table-cell>
          <table:table-cell office:value-type="float" office:value="809.58124" calcext:value-type="float">
            <text:p>809,58124</text:p>
          </table:table-cell>
          <table:table-cell/>
          <table:table-cell table:formula="of:=[.D5]-[.C5]" office:value-type="float" office:value="-69.2714" calcext:value-type="float">
            <text:p>-69,2714</text:p>
          </table:table-cell>
          <table:table-cell table:formula="of:=[.E5]-[.D5]" office:value-type="float" office:value="-68.54837" calcext:value-type="float">
            <text:p>-68,54837</text:p>
          </table:table-cell>
          <table:table-cell table:formula="of:=[.F5]-[.E5]" office:value-type="float" office:value="-52.5989900000001" calcext:value-type="float">
            <text:p>-52,598990000000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/>
          <table:table-cell table:style-name="ce1" office:value-type="float" office:value="3.4577083" calcext:value-type="float">
            <text:p>3,4577083</text:p>
          </table:table-cell>
          <table:table-cell table:style-name="ce1" office:value-type="float" office:value="1.8162949" calcext:value-type="float">
            <text:p>1,8162949</text:p>
          </table:table-cell>
          <table:table-cell table:style-name="ce1" office:value-type="float" office:value="-0.22282408" calcext:value-type="float">
            <text:p>-0,22282408</text:p>
          </table:table-cell>
          <table:table-cell table:style-name="ce1" office:value-type="float" office:value="0.93729952" calcext:value-type="float">
            <text:p>0,93729952</text:p>
          </table:table-cell>
          <table:table-cell table:style-name="ce1"/>
          <table:table-cell table:style-name="ce1" table:formula="of:=[.D6]-[.C6]" office:value-type="float" office:value="-1.6414134" calcext:value-type="float">
            <text:p>-1,6414134</text:p>
          </table:table-cell>
          <table:table-cell table:style-name="ce1" table:formula="of:=[.E6]-[.D6]" office:value-type="float" office:value="-2.03911898" calcext:value-type="float">
            <text:p>-2,03911898</text:p>
          </table:table-cell>
          <table:table-cell table:style-name="ce1" table:formula="of:=[.F6]-[.E6]" office:value-type="float" office:value="1.1601236" calcext:value-type="float">
            <text:p>1,1601236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table:style-name="ce1" office:value-type="float" office:value="847.68528" calcext:value-type="float">
            <text:p>847,68528</text:p>
          </table:table-cell>
          <table:table-cell table:style-name="ce1" office:value-type="float" office:value="748.60675" calcext:value-type="float">
            <text:p>748,60675</text:p>
          </table:table-cell>
          <table:table-cell table:style-name="ce1" office:value-type="float" office:value="674.31435" calcext:value-type="float">
            <text:p>674,31435</text:p>
          </table:table-cell>
          <table:table-cell table:style-name="ce1" office:value-type="float" office:value="615.89036" calcext:value-type="float">
            <text:p>615,89036</text:p>
          </table:table-cell>
          <table:table-cell table:style-name="ce1"/>
          <table:table-cell table:style-name="ce1" table:formula="of:=[.D7]-[.C7]" office:value-type="float" office:value="-99.07853" calcext:value-type="float">
            <text:p>-99,07853</text:p>
          </table:table-cell>
          <table:table-cell table:style-name="ce1" table:formula="of:=[.E7]-[.D7]" office:value-type="float" office:value="-74.2924" calcext:value-type="float">
            <text:p>-74,2924</text:p>
          </table:table-cell>
          <table:table-cell table:style-name="ce1" table:formula="of:=[.F7]-[.E7]" office:value-type="float" office:value="-58.42399" calcext:value-type="float">
            <text:p>-58,423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3</text:p>
          </table:table-cell>
          <table:table-cell/>
          <table:table-cell office:value-type="float" office:value="298.45097" calcext:value-type="float">
            <text:p>298,45097</text:p>
          </table:table-cell>
          <table:table-cell office:value-type="float" office:value="249.73751" calcext:value-type="float">
            <text:p>249,73751</text:p>
          </table:table-cell>
          <table:table-cell office:value-type="float" office:value="215.15483" calcext:value-type="float">
            <text:p>215,15483</text:p>
          </table:table-cell>
          <table:table-cell office:value-type="float" office:value="192.12656" calcext:value-type="float">
            <text:p>192,12656</text:p>
          </table:table-cell>
          <table:table-cell/>
          <table:table-cell table:formula="of:=[.D8]-[.C8]" office:value-type="float" office:value="-48.71346" calcext:value-type="float">
            <text:p>-48,71346</text:p>
          </table:table-cell>
          <table:table-cell table:formula="of:=[.E8]-[.D8]" office:value-type="float" office:value="-34.58268" calcext:value-type="float">
            <text:p>-34,58268</text:p>
          </table:table-cell>
          <table:table-cell table:formula="of:=[.F8]-[.E8]" office:value-type="float" office:value="-23.02827" calcext:value-type="float">
            <text:p>-23,028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53.40364" calcext:value-type="float">
            <text:p>553,40364</text:p>
          </table:table-cell>
          <table:table-cell office:value-type="float" office:value="501.52035" calcext:value-type="float">
            <text:p>501,52035</text:p>
          </table:table-cell>
          <table:table-cell office:value-type="float" office:value="459.40238" calcext:value-type="float">
            <text:p>459,40238</text:p>
          </table:table-cell>
          <table:table-cell office:value-type="float" office:value="423.86495" calcext:value-type="float">
            <text:p>423,86495</text:p>
          </table:table-cell>
          <table:table-cell/>
          <table:table-cell table:formula="of:=[.D9]-[.C9]" office:value-type="float" office:value="-51.88329" calcext:value-type="float">
            <text:p>-51,88329</text:p>
          </table:table-cell>
          <table:table-cell table:formula="of:=[.E9]-[.D9]" office:value-type="float" office:value="-42.11797" calcext:value-type="float">
            <text:p>-42,11797</text:p>
          </table:table-cell>
          <table:table-cell table:formula="of:=[.F9]-[.E9]" office:value-type="float" office:value="-35.53743" calcext:value-type="float">
            <text:p>-35,5374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t2</text:p>
          </table:table-cell>
          <table:table-cell table:style-name="ce1"/>
          <table:table-cell table:style-name="ce1" office:value-type="float" office:value="593.44422" calcext:value-type="float">
            <text:p>593,44422</text:p>
          </table:table-cell>
          <table:table-cell table:style-name="ce1" office:value-type="float" office:value="497.65873" calcext:value-type="float">
            <text:p>497,65873</text:p>
          </table:table-cell>
          <table:table-cell table:style-name="ce1" office:value-type="float" office:value="430.53249" calcext:value-type="float">
            <text:p>430,53249</text:p>
          </table:table-cell>
          <table:table-cell table:style-name="ce1" office:value-type="float" office:value="383.31582" calcext:value-type="float">
            <text:p>383,31582</text:p>
          </table:table-cell>
          <table:table-cell table:style-name="ce1"/>
          <table:table-cell table:style-name="ce1" table:formula="of:=[.D10]-[.C10]" office:value-type="float" office:value="-95.78549" calcext:value-type="float">
            <text:p>-95,78549</text:p>
          </table:table-cell>
          <table:table-cell table:style-name="ce1" table:formula="of:=[.E10]-[.D10]" office:value-type="float" office:value="-67.12624" calcext:value-type="float">
            <text:p>-67,12624</text:p>
          </table:table-cell>
          <table:table-cell table:style-name="ce1" table:formula="of:=[.F10]-[.E10]" office:value-type="float" office:value="-47.21667" calcext:value-type="float">
            <text:p>-47,21667</text:p>
          </table:table-cell>
          <table:table-cell/>
          <table:table-cell table:formula="of:=SQRT([.C1])" office:value-type="float" office:value="1.22474487139159" calcext:value-type="float">
            <text:p>1,22474487139159</text:p>
          </table:table-cell>
          <table:table-cell table:formula="of:=SQRT([.D1])" office:value-type="float" office:value="1.4142135623731" calcext:value-type="float">
            <text:p>1,4142135623731</text:p>
          </table:table-cell>
          <table:table-cell table:formula="of:=SQRT([.E1])" office:value-type="float" office:value="1.58113883008419" calcext:value-type="float">
            <text:p>1,58113883008419</text:p>
          </table:table-cell>
          <table:table-cell table:formula="of:=SQRT([.F1])" office:value-type="float" office:value="1.73205080756888" calcext:value-type="float">
            <text:p>1,73205080756888</text:p>
          </table:table-cell>
        </table:table-row>
        <table:table-row table:style-name="ro1">
          <table:table-cell table:style-name="ce1" table:number-columns-repeated="2"/>
          <table:table-cell table:style-name="ce1" office:value-type="float" office:value="259.122" calcext:value-type="float">
            <text:p>259,122</text:p>
          </table:table-cell>
          <table:table-cell table:style-name="ce1" office:value-type="float" office:value="254.43395" calcext:value-type="float">
            <text:p>254,43395</text:p>
          </table:table-cell>
          <table:table-cell table:style-name="ce1" office:value-type="float" office:value="244.4904" calcext:value-type="float">
            <text:p>244,4904</text:p>
          </table:table-cell>
          <table:table-cell table:style-name="ce1" office:value-type="float" office:value="231.83954" calcext:value-type="float">
            <text:p>231,83954</text:p>
          </table:table-cell>
          <table:table-cell table:style-name="ce1"/>
          <table:table-cell table:style-name="ce1" table:formula="of:=[.D11]-[.C11]" office:value-type="float" office:value="-4.68805" calcext:value-type="float">
            <text:p>-4,68805</text:p>
          </table:table-cell>
          <table:table-cell table:style-name="ce1" table:formula="of:=[.E11]-[.D11]" office:value-type="float" office:value="-9.94355000000002" calcext:value-type="float">
            <text:p>-9,94355000000002</text:p>
          </table:table-cell>
          <table:table-cell table:style-name="ce1" table:formula="of:=[.F11]-[.E11]" office:value-type="float" office:value="-12.65086" calcext:value-type="float">
            <text:p>-12,65086</text:p>
          </table:table-cell>
          <table:table-cell table:number-columns-repeated="2"/>
          <table:table-cell table:formula="of:=[.M10]-[.L10]" office:value-type="float" office:value="0.189468690981506" calcext:value-type="float">
            <text:p>0,189468690981506</text:p>
          </table:table-cell>
          <table:table-cell table:formula="of:=[.N10]-[.M10]" office:value-type="float" office:value="0.166925267711095" calcext:value-type="float">
            <text:p>0,166925267711095</text:p>
          </table:table-cell>
          <table:table-cell table:formula="of:=[.O10]-[.N10]" office:value-type="float" office:value="0.150911977484687" calcext:value-type="float">
            <text:p>0,150911977484687</text:p>
          </table:table-cell>
        </table:table-row>
        <table:table-row table:style-name="ro1">
          <table:table-cell office:value-type="string" calcext:value-type="string">
            <text:p>h4</text:p>
          </table:table-cell>
          <table:table-cell/>
          <table:table-cell office:value-type="float" office:value="988.14877" calcext:value-type="float">
            <text:p>988,14877</text:p>
          </table:table-cell>
          <table:table-cell office:value-type="float" office:value="833.79497" calcext:value-type="float">
            <text:p>833,79497</text:p>
          </table:table-cell>
          <table:table-cell office:value-type="float" office:value="770.97672" calcext:value-type="float">
            <text:p>770,97672</text:p>
          </table:table-cell>
          <table:table-cell office:value-type="float" office:value="736.96156" calcext:value-type="float">
            <text:p>736,96156</text:p>
          </table:table-cell>
          <table:table-cell/>
          <table:table-cell table:formula="of:=[.D12]-[.C12]" office:value-type="float" office:value="-154.3538" calcext:value-type="float">
            <text:p>-154,3538</text:p>
          </table:table-cell>
          <table:table-cell table:formula="of:=[.E12]-[.D12]" office:value-type="float" office:value="-62.81825" calcext:value-type="float">
            <text:p>-62,81825</text:p>
          </table:table-cell>
          <table:table-cell table:formula="of:=[.F12]-[.E12]" office:value-type="float" office:value="-34.01516" calcext:value-type="float">
            <text:p>-34,0151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M11]*[.$L$12]" office:value-type="float" office:value="4.73671727453766" calcext:value-type="float">
            <text:p>4,73671727453766</text:p>
          </table:table-cell>
          <table:table-cell table:formula="of:=[.N11]*[.$L$12]" office:value-type="float" office:value="4.17313169277737" calcext:value-type="float">
            <text:p>4,17313169277737</text:p>
          </table:table-cell>
          <table:table-cell table:formula="of:=[.O11]*[.$L$12]" office:value-type="float" office:value="3.77279943711719" calcext:value-type="float">
            <text:p>3,77279943711719</text:p>
          </table:table-cell>
        </table:table-row>
        <table:table-row table:style-name="ro1">
          <table:table-cell table:number-columns-repeated="2"/>
          <table:table-cell office:value-type="float" office:value="7.9008237" calcext:value-type="float">
            <text:p>7,9008237</text:p>
          </table:table-cell>
          <table:table-cell office:value-type="float" office:value="83.102517" calcext:value-type="float">
            <text:p>83,102517</text:p>
          </table:table-cell>
          <table:table-cell office:value-type="float" office:value="91.609309" calcext:value-type="float">
            <text:p>91,609309</text:p>
          </table:table-cell>
          <table:table-cell office:value-type="float" office:value="87.591803" calcext:value-type="float">
            <text:p>87,591803</text:p>
          </table:table-cell>
          <table:table-cell/>
          <table:table-cell table:formula="of:=[.D13]-[.C13]" office:value-type="float" office:value="75.2016933" calcext:value-type="float">
            <text:p>75,2016933</text:p>
          </table:table-cell>
          <table:table-cell table:formula="of:=[.E13]-[.D13]" office:value-type="float" office:value="8.50679199999999" calcext:value-type="float">
            <text:p>8,50679199999999</text:p>
          </table:table-cell>
          <table:table-cell table:formula="of:=[.F13]-[.E13]" office:value-type="float" office:value="-4.017506" calcext:value-type="float">
            <text:p>-4,01750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t3</text:p>
          </table:table-cell>
          <table:table-cell table:style-name="ce1"/>
          <table:table-cell table:number-columns-repeated="4" table:style-name="ce1" office:value-type="float" office:value="1000" calcext:value-type="float">
            <text:p>1000</text:p>
          </table:table-cell>
          <table:table-cell table:style-name="ce1"/>
          <table:table-cell table:style-name="ce1" table:formula="of:=[.D14]-[.C14]" office:value-type="float" office:value="0" calcext:value-type="float">
            <text:p>0</text:p>
          </table:table-cell>
          <table:table-cell table:style-name="ce1" table:formula="of:=[.E14]-[.D14]" office:value-type="float" office:value="0" calcext:value-type="float">
            <text:p>0</text:p>
          </table:table-cell>
          <table:table-cell table:style-name="ce1" table:formula="of:=[.F14]-[.E14]" office:value-type="float" office:value="0" calcext:value-type="float">
            <text:p>0</text:p>
          </table:table-cell>
          <table:table-cell table:number-columns-repeated="3"/>
          <table:table-cell table:formula="of:=[.I11]-[.H11]" office:value-type="float" office:value="-5.25550000000001" calcext:value-type="float">
            <text:p>-5,25550000000001</text:p>
          </table:table-cell>
          <table:table-cell table:formula="of:=[.J11]-[.I11]" office:value-type="float" office:value="-2.70730999999998" calcext:value-type="float">
            <text:p>-2,70730999999998</text:p>
          </table:table-cell>
        </table:table-row>
        <table:table-row table:style-name="ro1">
          <table:table-cell table:style-name="ce1" table:number-columns-repeated="2"/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D15]-[.C15]" office:value-type="float" office:value="0" calcext:value-type="float">
            <text:p>0</text:p>
          </table:table-cell>
          <table:table-cell table:style-name="ce1" table:formula="of:=[.E15]-[.D15]" office:value-type="float" office:value="0" calcext:value-type="float">
            <text:p>0</text:p>
          </table:table-cell>
          <table:table-cell table:style-name="ce1" table:formula="of:=[.F15]-[.E1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ngueur h4</text:p>
          </table:table-cell>
          <table:table-cell/>
          <table:table-cell table:formula="of:=SQRT(SUMSQ(1000-[.C12];[.C13]))" office:value-type="float" office:value="14.2434078664967" calcext:value-type="float">
            <text:p>14,2434078664967</text:p>
          </table:table-cell>
          <table:table-cell table:formula="of:=SQRT(SUMSQ(1000-[.D12];[.D13]))" office:value-type="float" office:value="185.822873535623" calcext:value-type="float">
            <text:p>185,822873535623</text:p>
          </table:table-cell>
          <table:table-cell table:formula="of:=SQRT(SUMSQ(1000-[.E12];[.E13]))" office:value-type="float" office:value="246.66562037993" calcext:value-type="float">
            <text:p>246,66562037993</text:p>
          </table:table-cell>
          <table:table-cell table:formula="of:=SQRT(SUMSQ(1000-[.F12];[.F13]))" office:value-type="float" office:value="277.23914743489" calcext:value-type="float">
            <text:p>277,23914743489</text:p>
          </table:table-cell>
          <table:table-cell/>
          <table:table-cell table:style-name="ce1" table:formula="of:=[.D16]-[.C16]" office:value-type="float" office:value="171.579465669126" calcext:value-type="float">
            <text:p>171,579465669126</text:p>
          </table:table-cell>
          <table:table-cell table:style-name="ce1" table:formula="of:=[.E16]-[.D16]" office:value-type="float" office:value="60.8427468443072" calcext:value-type="float">
            <text:p>60,8427468443072</text:p>
          </table:table-cell>
          <table:table-cell table:style-name="ce1" table:formula="of:=[.F16]-[.E16]" office:value-type="float" office:value="30.5735270549593" calcext:value-type="float">
            <text:p>30,57352705495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gle h4</text:p>
          </table:table-cell>
          <table:table-cell/>
          <table:table-cell table:formula="of:=DEGREES(ATAN2([.C12]-[.C14];[.C13]-[.C15]))" office:value-type="float" office:value="146.309920090046" calcext:value-type="float">
            <text:p>146,309920090046</text:p>
          </table:table-cell>
          <table:table-cell table:formula="of:=DEGREES(ATAN2([.D12]-[.D14];[.D13]-[.D15]))" office:value-type="float" office:value="153.434948271355" calcext:value-type="float">
            <text:p>153,434948271355</text:p>
          </table:table-cell>
          <table:table-cell table:formula="of:=DEGREES(ATAN2([.E12]-[.E14];[.E13]-[.E15]))" office:value-type="float" office:value="158.198591160651" calcext:value-type="float">
            <text:p>158,198591160651</text:p>
          </table:table-cell>
          <table:table-cell table:formula="of:=DEGREES(ATAN2([.F12]-[.F14];[.F13]-[.F15]))" office:value-type="float" office:value="161.582241143184" calcext:value-type="float">
            <text:p>161,582241143184</text:p>
          </table:table-cell>
          <table:table-cell/>
          <table:table-cell table:style-name="ce1" table:formula="of:=[.D17]-[.C17]" office:value-type="float" office:value="7.12502818130844" calcext:value-type="float">
            <text:p>7,12502818130844</text:p>
          </table:table-cell>
          <table:table-cell table:style-name="ce1" table:formula="of:=[.E17]-[.D17]" office:value-type="float" office:value="4.76364288929634" calcext:value-type="float">
            <text:p>4,76364288929634</text:p>
          </table:table-cell>
          <table:table-cell table:style-name="ce1" table:formula="of:=[.F17]-[.E17]" office:value-type="float" office:value="3.38364998253249" calcext:value-type="float">
            <text:p>3,383649982532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ngueurh3</text:p>
          </table:table-cell>
          <table:table-cell/>
          <table:table-cell table:formula="of:=SQRT(SUMSQ([.C10]-[.C8];[.C11]-[.C9]))" office:value-type="float" office:value="416.680574525202" calcext:value-type="float">
            <text:p>416,680574525202</text:p>
          </table:table-cell>
          <table:table-cell table:formula="of:=SQRT(SUMSQ([.D10]-[.D8];[.D11]-[.D9]))" office:value-type="float" office:value="350.023742610767" calcext:value-type="float">
            <text:p>350,023742610767</text:p>
          </table:table-cell>
          <table:table-cell table:formula="of:=SQRT(SUMSQ([.E10]-[.E8];[.E11]-[.E9]))" office:value-type="float" office:value="304.260900502506" calcext:value-type="float">
            <text:p>304,260900502506</text:p>
          </table:table-cell>
          <table:table-cell table:formula="of:=SQRT(SUMSQ([.F10]-[.F8];[.F11]-[.F9]))" office:value-type="float" office:value="270.974336838409" calcext:value-type="float">
            <text:p>270,974336838409</text:p>
          </table:table-cell>
          <table:table-cell/>
          <table:table-cell table:style-name="ce1" table:formula="of:=[.D18]-[.C18]" office:value-type="float" office:value="-66.6568319144347" calcext:value-type="float">
            <text:p>-66,6568319144347</text:p>
          </table:table-cell>
          <table:table-cell table:style-name="ce1" table:formula="of:=[.E18]-[.D18]" office:value-type="float" office:value="-45.7628421082607" calcext:value-type="float">
            <text:p>-45,7628421082607</text:p>
          </table:table-cell>
          <table:table-cell table:style-name="ce1" table:formula="of:=[.F18]-[.E18]" office:value-type="float" office:value="-33.2865636640969" calcext:value-type="float">
            <text:p>-33,28656366409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gle h3</text:p>
          </table:table-cell>
          <table:table-cell/>
          <table:table-cell table:formula="of:=45+DEGREES(ATAN2([.C10]-[.C8];[.C11]-[.C9]))" office:value-type="float" office:value="0.0691905094409719" calcext:value-type="float">
            <text:p>0,069190509440972</text:p>
          </table:table-cell>
          <table:table-cell table:formula="of:=45+DEGREES(ATAN2([.D10]-[.D8];[.D11]-[.D9]))" office:value-type="float" office:value="0.0966280424236601" calcext:value-type="float">
            <text:p>0,09662804242366</text:p>
          </table:table-cell>
          <table:table-cell table:formula="of:=45+DEGREES(ATAN2([.E10]-[.E8];[.E11]-[.E9]))" office:value-type="float" office:value="0.0620082049539121" calcext:value-type="float">
            <text:p>0,062008204953912</text:p>
          </table:table-cell>
          <table:table-cell table:formula="of:=45+DEGREES(ATAN2([.F10]-[.F8];[.F11]-[.F9]))" office:value-type="float" office:value="-0.125015542888164" calcext:value-type="float">
            <text:p>-0,125015542888164</text:p>
          </table:table-cell>
          <table:table-cell/>
          <table:table-cell table:style-name="ce1" table:formula="of:=[.D19]-[.C19]" office:value-type="float" office:value="0.0274375329826881" calcext:value-type="float">
            <text:p>0,027437532982688</text:p>
          </table:table-cell>
          <table:table-cell table:style-name="ce1" table:formula="of:=[.E19]-[.D19]" office:value-type="float" office:value="-0.0346198374697479" calcext:value-type="float">
            <text:p>-0,034619837469748</text:p>
          </table:table-cell>
          <table:table-cell table:style-name="ce1" table:formula="of:=[.F19]-[.E19]" office:value-type="float" office:value="-0.187023747842076" calcext:value-type="float">
            <text:p>-0,1870237478420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ngueurh2</text:p>
          </table:table-cell>
          <table:table-cell/>
          <table:table-cell table:formula="of:=SQRT(SUMSQ([.C10]-[.C6];[.C11]-[.C7]))" office:value-type="float" office:value="833.361157333537" calcext:value-type="float">
            <text:p>833,361157333537</text:p>
          </table:table-cell>
          <table:table-cell table:formula="of:=SQRT(SUMSQ([.D10]-[.D6];[.D11]-[.D7]))" office:value-type="float" office:value="700.047481750872" calcext:value-type="float">
            <text:p>700,047481750872</text:p>
          </table:table-cell>
          <table:table-cell table:formula="of:=SQRT(SUMSQ([.E10]-[.E6];[.E11]-[.E7]))" office:value-type="float" office:value="608.521789751001" calcext:value-type="float">
            <text:p>608,521789751001</text:p>
          </table:table-cell>
          <table:table-cell table:formula="of:=SQRT(SUMSQ([.F10]-[.F6];[.F11]-[.F7]))" office:value-type="float" office:value="541.948674015488" calcext:value-type="float">
            <text:p>541,948674015488</text:p>
          </table:table-cell>
          <table:table-cell/>
          <table:table-cell table:style-name="ce1" table:formula="of:=[.D20]-[.C20]" office:value-type="float" office:value="-133.313675582665" calcext:value-type="float">
            <text:p>-133,313675582665</text:p>
          </table:table-cell>
          <table:table-cell table:style-name="ce1" table:formula="of:=[.E20]-[.D20]" office:value-type="float" office:value="-91.5256919998708" calcext:value-type="float">
            <text:p>-91,5256919998708</text:p>
          </table:table-cell>
          <table:table-cell table:style-name="ce1" table:formula="of:=[.F20]-[.E20]" office:value-type="float" office:value="-66.5731157355129" calcext:value-type="float">
            <text:p>-66,57311573551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gle h2</text:p>
          </table:table-cell>
          <table:table-cell/>
          <table:table-cell table:formula="of:=45+DEGREES(ATAN2([.C10]-[.C6];[.C11]-[.C7]))" office:value-type="float" office:value="0.0691910775545139" calcext:value-type="float">
            <text:p>0,069191077554514</text:p>
          </table:table-cell>
          <table:table-cell table:formula="of:=45+DEGREES(ATAN2([.D10]-[.D6];[.D11]-[.D7]))" office:value-type="float" office:value="0.0966277593219118" calcext:value-type="float">
            <text:p>0,096627759321912</text:p>
          </table:table-cell>
          <table:table-cell table:formula="of:=45+DEGREES(ATAN2([.E10]-[.E6];[.E11]-[.E7]))" office:value-type="float" office:value="0.0620084777395746" calcext:value-type="float">
            <text:p>0,062008477739575</text:p>
          </table:table-cell>
          <table:table-cell table:formula="of:=45+DEGREES(ATAN2([.F10]-[.F6];[.F11]-[.F7]))" office:value-type="float" office:value="-0.125015506926793" calcext:value-type="float">
            <text:p>-0,125015506926793</text:p>
          </table:table-cell>
          <table:table-cell/>
          <table:table-cell table:style-name="ce1" table:formula="of:=[.D21]-[.C21]" office:value-type="float" office:value="0.0274366817673979" calcext:value-type="float">
            <text:p>0,027436681767398</text:p>
          </table:table-cell>
          <table:table-cell table:style-name="ce1" table:formula="of:=[.E21]-[.D21]" office:value-type="float" office:value="-0.0346192815823372" calcext:value-type="float">
            <text:p>-0,034619281582337</text:p>
          </table:table-cell>
          <table:table-cell table:style-name="ce1" table:formula="of:=[.F21]-[.E21]" office:value-type="float" office:value="-0.187023984666368" calcext:value-type="float">
            <text:p>-0,187023984666368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C$10]-[.$B$23]" office:value-type="float" office:value="493.44422" calcext:value-type="float">
            <text:p>493,44422</text:p>
          </table:table-cell>
          <table:table-cell table:formula="of:=[.D$10]-[.$B$23]" office:value-type="float" office:value="397.65873" calcext:value-type="float">
            <text:p>397,65873</text:p>
          </table:table-cell>
          <table:table-cell table:formula="of:=[.E$10]-[.$B$23]" office:value-type="float" office:value="330.53249" calcext:value-type="float">
            <text:p>330,53249</text:p>
          </table:table-cell>
          <table:table-cell table:formula="of:=[.F$10]-[.$B$23]" office:value-type="float" office:value="283.31582" calcext:value-type="float">
            <text:p>283,31582</text:p>
          </table:table-cell>
          <table:table-cell table:number-columns-repeated="9"/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table:formula="of:=[.C23]+[.$B$24]*[.C$1]*[.C$1]" office:value-type="float" office:value="403.44422" calcext:value-type="float">
            <text:p>403,44422</text:p>
          </table:table-cell>
          <table:table-cell table:formula="of:=[.D23]+[.$B$24]*[.D$1]*[.D$1]" office:value-type="float" office:value="237.65873" calcext:value-type="float">
            <text:p>237,65873</text:p>
          </table:table-cell>
          <table:table-cell table:formula="of:=[.E23]+[.$B$24]*[.E$1]*[.E$1]" office:value-type="float" office:value="80.53249" calcext:value-type="float">
            <text:p>80,53249</text:p>
          </table:table-cell>
          <table:table-cell table:formula="of:=[.F23]+[.$B$24]*[.F$1]*[.F$1]" office:value-type="float" office:value="-76.68418" calcext:value-type="float">
            <text:p>-76,68418</text:p>
          </table:table-cell>
          <table:table-cell/>
          <table:table-cell table:style-name="ce1" table:formula="of:=[.D24]-[.C24]" office:value-type="float" office:value="-165.78549" calcext:value-type="float">
            <text:p>-165,78549</text:p>
          </table:table-cell>
          <table:table-cell table:style-name="ce1" table:formula="of:=[.E24]-[.D24]" office:value-type="float" office:value="-157.12624" calcext:value-type="float">
            <text:p>-157,12624</text:p>
          </table:table-cell>
          <table:table-cell table:style-name="ce1" table:formula="of:=[.F24]-[.E24]" office:value-type="float" office:value="-157.21667" calcext:value-type="float">
            <text:p>-157,216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C24]+[.$B25]*[.C$1]" office:value-type="float" office:value="404.94422" calcext:value-type="float">
            <text:p>404,94422</text:p>
          </table:table-cell>
          <table:table-cell table:formula="of:=[.D24]+[.$B25]*[.D$1]" office:value-type="float" office:value="239.65873" calcext:value-type="float">
            <text:p>239,65873</text:p>
          </table:table-cell>
          <table:table-cell table:formula="of:=[.E24]+[.$B25]*[.E$1]" office:value-type="float" office:value="83.03249" calcext:value-type="float">
            <text:p>83,03249</text:p>
          </table:table-cell>
          <table:table-cell table:formula="of:=[.F24]+[.$B25]*[.F$1]" office:value-type="float" office:value="-73.68418" calcext:value-type="float">
            <text:p>-73,68418</text:p>
          </table:table-cell>
          <table:table-cell/>
          <table:table-cell table:style-name="ce1" table:formula="of:=[.D25]-[.C25]" office:value-type="float" office:value="-165.28549" calcext:value-type="float">
            <text:p>-165,28549</text:p>
          </table:table-cell>
          <table:table-cell table:style-name="ce1" table:formula="of:=[.E25]-[.D25]" office:value-type="float" office:value="-156.62624" calcext:value-type="float">
            <text:p>-156,62624</text:p>
          </table:table-cell>
          <table:table-cell table:style-name="ce1" table:formula="of:=[.F25]-[.E25]" office:value-type="float" office:value="-156.71667" calcext:value-type="float">
            <text:p>-156,71667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table:formula="of:=SQRT([.C10])" office:value-type="float" office:value="24.3607105807692" calcext:value-type="float">
            <text:p>24,3607105807692</text:p>
          </table:table-cell>
          <table:table-cell table:formula="of:=SQRT([.D10])" office:value-type="float" office:value="22.3082659568152" calcext:value-type="float">
            <text:p>22,3082659568152</text:p>
          </table:table-cell>
          <table:table-cell table:formula="of:=SQRT([.E10])" office:value-type="float" office:value="20.7492768548689" calcext:value-type="float">
            <text:p>20,7492768548689</text:p>
          </table:table-cell>
          <table:table-cell table:formula="of:=SQRT([.F10])" office:value-type="float" office:value="19.5784529521615" calcext:value-type="float">
            <text:p>19,5784529521615</text:p>
          </table:table-cell>
          <table:table-cell/>
          <table:table-cell table:style-name="ce1" table:formula="of:=[.D28]-[.C28]" office:value-type="float" office:value="-2.05244462395399" calcext:value-type="float">
            <text:p>-2,05244462395399</text:p>
          </table:table-cell>
          <table:table-cell table:style-name="ce1" table:formula="of:=[.E28]-[.D28]" office:value-type="float" office:value="-1.55898910194626" calcext:value-type="float">
            <text:p>-1,55898910194626</text:p>
          </table:table-cell>
          <table:table-cell table:style-name="ce1" table:formula="of:=[.F28]-[.E28]" office:value-type="float" office:value="-1.17082390270748" calcext:value-type="float">
            <text:p>-1,170823902707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C28]+[.C1]*[.$B$29]" office:value-type="float" office:value="28.8607105807692" calcext:value-type="float">
            <text:p>28,8607105807692</text:p>
          </table:table-cell>
          <table:table-cell table:formula="of:=[.D28]+[.D1]*[.$B$29]" office:value-type="float" office:value="28.3082659568152" calcext:value-type="float">
            <text:p>28,3082659568152</text:p>
          </table:table-cell>
          <table:table-cell table:formula="of:=[.E28]+[.E1]*[.$B$29]" office:value-type="float" office:value="28.2492768548689" calcext:value-type="float">
            <text:p>28,2492768548689</text:p>
          </table:table-cell>
          <table:table-cell table:formula="of:=[.F28]+[.F1]*[.$B$29]" office:value-type="float" office:value="28.5784529521615" calcext:value-type="float">
            <text:p>28,57845295216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B$30]*[.C$1]*[.C$1]" office:value-type="float" office:value="2.25" calcext:value-type="float">
            <text:p>2,25</text:p>
          </table:table-cell>
          <table:table-cell table:formula="of:=[.$B$30]*[.D$1]*[.D$1]" office:value-type="float" office:value="4" calcext:value-type="float">
            <text:p>4</text:p>
          </table:table-cell>
          <table:table-cell table:formula="of:=[.$B$30]*[.E$1]*[.E$1]" office:value-type="float" office:value="6.25" calcext:value-type="float">
            <text:p>6,25</text:p>
          </table:table-cell>
          <table:table-cell table:formula="of:=[.$B$30]*[.F$1]*[.F$1]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=SOMME.CARRES(28-3*C1)</text:p>
          </table:table-cell>
          <table:table-cell table:formula="of:=SUMSQ(28-3*[.D1])" office:value-type="float" office:value="484" calcext:value-type="float">
            <text:p>484</text:p>
          </table:table-cell>
          <table:table-cell table:formula="of:=SUMSQ(28-3*[.E1])" office:value-type="float" office:value="420.25" calcext:value-type="float">
            <text:p>420,25</text:p>
          </table:table-cell>
          <table:table-cell table:formula="of:=SUMSQ(28-3*[.F1])" office:value-type="float" office:value="361" calcext:value-type="float">
            <text:p>361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0]-[.C31]" office:value-type="string" office:string-value="" calcext:value-type="error">
            <text:p>#VALEUR !</text:p>
          </table:table-cell>
          <table:table-cell table:formula="of:=[.D10]-[.D31]" office:value-type="float" office:value="13.65873" calcext:value-type="float">
            <text:p>13,65873</text:p>
          </table:table-cell>
          <table:table-cell table:formula="of:=[.E10]-[.E31]" office:value-type="float" office:value="10.28249" calcext:value-type="float">
            <text:p>10,28249</text:p>
          </table:table-cell>
          <table:table-cell table:formula="of:=[.F10]-[.F31]" office:value-type="float" office:value="22.31582" calcext:value-type="float">
            <text:p>22,31582</text:p>
          </table:table-cell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formula="of:=[.$B36]*[.C$1]*[.C$1]" office:value-type="float" office:value="22.5" calcext:value-type="float">
            <text:p>22,5</text:p>
          </table:table-cell>
          <table:table-cell table:formula="of:=[.$B36]*[.D$1]*[.D$1]" office:value-type="float" office:value="40" calcext:value-type="float">
            <text:p>40</text:p>
          </table:table-cell>
          <table:table-cell table:formula="of:=[.$B36]*[.E$1]*[.E$1]" office:value-type="float" office:value="62.5" calcext:value-type="float">
            <text:p>62,5</text:p>
          </table:table-cell>
          <table:table-cell table:formula="of:=[.$B36]*[.F$1]*[.F$1]" office:value-type="float" office:value="90" calcext:value-type="float">
            <text:p>9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-160" calcext:value-type="float">
            <text:p>-160</text:p>
          </table:table-cell>
          <table:table-cell table:formula="of:=[.$B37]*[.C$1]" office:value-type="float" office:value="-240" calcext:value-type="float">
            <text:p>-240</text:p>
          </table:table-cell>
          <table:table-cell table:formula="of:=[.$B37]*[.D$1]" office:value-type="float" office:value="-320" calcext:value-type="float">
            <text:p>-320</text:p>
          </table:table-cell>
          <table:table-cell table:formula="of:=[.$B37]*[.E$1]" office:value-type="float" office:value="-400" calcext:value-type="float">
            <text:p>-400</text:p>
          </table:table-cell>
          <table:table-cell table:formula="of:=[.$B37]*[.F$1]" office:value-type="float" office:value="-480" calcext:value-type="float">
            <text:p>-4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table:formula="of:=784" office:value-type="float" office:value="784" calcext:value-type="float">
            <text:p>784</text:p>
          </table:table-cell>
          <table:table-cell table:formula="of:=[.$B38]" office:value-type="float" office:value="784" calcext:value-type="float">
            <text:p>784</text:p>
          </table:table-cell>
          <table:table-cell table:formula="of:=[.$B38]" office:value-type="float" office:value="784" calcext:value-type="float">
            <text:p>784</text:p>
          </table:table-cell>
          <table:table-cell table:formula="of:=[.$B38]" office:value-type="float" office:value="784" calcext:value-type="float">
            <text:p>784</text:p>
          </table:table-cell>
          <table:table-cell table:formula="of:=[.$B38]" office:value-type="float" office:value="784" calcext:value-type="float">
            <text:p>78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SUM([.C36:.C38])" office:value-type="float" office:value="566.5" calcext:value-type="float">
            <text:p>566,5</text:p>
          </table:table-cell>
          <table:table-cell table:formula="of:=SUM([.D36:.D38])" office:value-type="float" office:value="504" calcext:value-type="float">
            <text:p>504</text:p>
          </table:table-cell>
          <table:table-cell table:formula="of:=SUM([.E36:.E38])" office:value-type="float" office:value="446.5" calcext:value-type="float">
            <text:p>446,5</text:p>
          </table:table-cell>
          <table:table-cell table:formula="of:=SUM([.F36:.F38])"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39]-[.C10]" office:value-type="float" office:value="-26.94422" calcext:value-type="float">
            <text:p>-26,94422</text:p>
          </table:table-cell>
          <table:table-cell table:formula="of:=[.D39]-[.D10]" office:value-type="float" office:value="6.34127000000001" calcext:value-type="float">
            <text:p>6,34127000000001</text:p>
          </table:table-cell>
          <table:table-cell table:formula="of:=[.E39]-[.E10]" office:value-type="float" office:value="15.96751" calcext:value-type="float">
            <text:p>15,96751</text:p>
          </table:table-cell>
          <table:table-cell table:formula="of:=[.F39]-[.F10]" office:value-type="float" office:value="10.68418" calcext:value-type="float">
            <text:p>10,68418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table:formula="of:=[.C11]" office:value-type="float" office:value="259.122" calcext:value-type="float">
            <text:p>259,122</text:p>
          </table:table-cell>
          <table:table-cell table:formula="of:=[.D11]" office:value-type="float" office:value="254.43395" calcext:value-type="float">
            <text:p>254,43395</text:p>
          </table:table-cell>
          <table:table-cell table:formula="of:=[.E11]" office:value-type="float" office:value="244.4904" calcext:value-type="float">
            <text:p>244,4904</text:p>
          </table:table-cell>
          <table:table-cell table:formula="of:=[.F11]" office:value-type="float" office:value="231.83954" calcext:value-type="float">
            <text:p>231,8395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SQRT([.C43])" office:value-type="float" office:value="16.0972668487542" calcext:value-type="float">
            <text:p>16,0972668487542</text:p>
          </table:table-cell>
          <table:table-cell table:formula="of:=SQRT([.D43])" office:value-type="float" office:value="15.950985862949" calcext:value-type="float">
            <text:p>15,950985862949</text:p>
          </table:table-cell>
          <table:table-cell table:formula="of:=SQRT([.E43])" office:value-type="float" office:value="15.6361887939485" calcext:value-type="float">
            <text:p>15,6361887939485</text:p>
          </table:table-cell>
          <table:table-cell table:formula="of:=SQRT([.F43])" office:value-type="float" office:value="15.2262779430825" calcext:value-type="float">
            <text:p>15,22627794308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table:formula="of:=[.C44]+[.$B$45]*[.C$1]" office:value-type="float" office:value="16.8472668487542" calcext:value-type="float">
            <text:p>16,8472668487542</text:p>
          </table:table-cell>
          <table:table-cell table:formula="of:=[.D44]+[.$B$45]*[.D$1]" office:value-type="float" office:value="16.950985862949" calcext:value-type="float">
            <text:p>16,950985862949</text:p>
          </table:table-cell>
          <table:table-cell table:formula="of:=[.E44]+[.$B$45]*[.E$1]" office:value-type="float" office:value="16.8861887939485" calcext:value-type="float">
            <text:p>16,8861887939485</text:p>
          </table:table-cell>
          <table:table-cell table:formula="of:=[.F44]+[.$B$45]*[.F$1]" office:value-type="float" office:value="16.7262779430825" calcext:value-type="float">
            <text:p>16,7262779430825</text:p>
          </table:table-cell>
          <table:table-cell table:number-columns-repeated="9"/>
        </table:table-row>
        <table:table-row table:style-name="ro1">
          <table:table-cell/>
          <table:table-cell table:formula="of:=AVERAGE([.C45:.F45])" office:value-type="float" office:value="16.8526798621835" calcext:value-type="float">
            <text:p>16,8526798621835</text:p>
          </table:table-cell>
          <table:table-cell table:formula="of:=[.$B$46]-[.C45]" office:value-type="float" office:value="0.00541301342937217" calcext:value-type="float">
            <text:p>0,005413013429372</text:p>
          </table:table-cell>
          <table:table-cell table:formula="of:=[.$B$46]-[.D45]" office:value-type="float" office:value="-0.0983060007654935" calcext:value-type="float">
            <text:p>-0,098306000765494</text:p>
          </table:table-cell>
          <table:table-cell table:formula="of:=[.$B$46]-[.E45]" office:value-type="float" office:value="-0.0335089317649349" calcext:value-type="float">
            <text:p>-0,033508931764935</text:p>
          </table:table-cell>
          <table:table-cell table:formula="of:=[.$B$46]-[.F45]" office:value-type="float" office:value="0.126401919101063" calcext:value-type="float">
            <text:p>0,126401919101063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25" calcext:value-type="float">
            <text:p>0,25</text:p>
          </table:table-cell>
          <table:table-cell table:formula="of:=[.$B48]*[.C$1]*[.C$1]" office:value-type="float" office:value="0.5625" calcext:value-type="float">
            <text:p>0,5625</text:p>
          </table:table-cell>
          <table:table-cell table:formula="of:=[.$B48]*[.D$1]*[.D$1]" office:value-type="float" office:value="1" calcext:value-type="float">
            <text:p>1</text:p>
          </table:table-cell>
          <table:table-cell table:formula="of:=[.$B48]*[.E$1]*[.E$1]" office:value-type="float" office:value="1.5625" calcext:value-type="float">
            <text:p>1,5625</text:p>
          </table:table-cell>
          <table:table-cell table:formula="of:=[.$B48]*[.F$1]*[.F$1]" office:value-type="float" office:value="2.25" calcext:value-type="float">
            <text:p>2,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15" calcext:value-type="float">
            <text:p>-15</text:p>
          </table:table-cell>
          <table:table-cell table:formula="of:=[.$B49]*[.C$1]" office:value-type="float" office:value="-22.5" calcext:value-type="float">
            <text:p>-22,5</text:p>
          </table:table-cell>
          <table:table-cell table:formula="of:=[.$B49]*[.D$1]" office:value-type="float" office:value="-30" calcext:value-type="float">
            <text:p>-30</text:p>
          </table:table-cell>
          <table:table-cell table:formula="of:=[.$B49]*[.E$1]" office:value-type="float" office:value="-37.5" calcext:value-type="float">
            <text:p>-37,5</text:p>
          </table:table-cell>
          <table:table-cell table:formula="of:=[.$B49]*[.F$1]" office:value-type="float" office:value="-45" calcext:value-type="float">
            <text:p>-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80" calcext:value-type="float">
            <text:p>280</text:p>
          </table:table-cell>
          <table:table-cell table:formula="of:=[.$B50]" office:value-type="float" office:value="280" calcext:value-type="float">
            <text:p>280</text:p>
          </table:table-cell>
          <table:table-cell table:formula="of:=[.$B50]" office:value-type="float" office:value="280" calcext:value-type="float">
            <text:p>280</text:p>
          </table:table-cell>
          <table:table-cell table:formula="of:=[.$B50]" office:value-type="float" office:value="280" calcext:value-type="float">
            <text:p>280</text:p>
          </table:table-cell>
          <table:table-cell table:formula="of:=[.$B50]" office:value-type="float" office:value="280" calcext:value-type="float">
            <text:p>28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SUM([.C48:.C50])" office:value-type="float" office:value="258.0625" calcext:value-type="float">
            <text:p>258,0625</text:p>
          </table:table-cell>
          <table:table-cell table:formula="of:=SUM([.D48:.D50])" office:value-type="float" office:value="251" calcext:value-type="float">
            <text:p>251</text:p>
          </table:table-cell>
          <table:table-cell table:formula="of:=SUM([.E48:.E50])" office:value-type="float" office:value="244.0625" calcext:value-type="float">
            <text:p>244,0625</text:p>
          </table:table-cell>
          <table:table-cell table:formula="of:=SUM([.F48:.F50])" office:value-type="float" office:value="237.25" calcext:value-type="float">
            <text:p>237,2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51]-[.C43]" office:value-type="float" office:value="-1.05950000000001" calcext:value-type="float">
            <text:p>-1,05950000000001</text:p>
          </table:table-cell>
          <table:table-cell table:formula="of:=[.D51]-[.D43]" office:value-type="float" office:value="-3.43395000000001" calcext:value-type="float">
            <text:p>-3,43395000000001</text:p>
          </table:table-cell>
          <table:table-cell table:formula="of:=[.E51]-[.E43]" office:value-type="float" office:value="-0.427899999999994" calcext:value-type="float">
            <text:p>-0,427899999999994</text:p>
          </table:table-cell>
          <table:table-cell table:formula="of:=[.F51]-[.F43]" office:value-type="float" office:value="5.41046" calcext:value-type="float">
            <text:p>5,41046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table:formula="of:=[.C18]" office:value-type="float" office:value="416.680574525202" calcext:value-type="float">
            <text:p>416,680574525202</text:p>
          </table:table-cell>
          <table:table-cell table:formula="of:=[.D18]" office:value-type="float" office:value="350.023742610767" calcext:value-type="float">
            <text:p>350,023742610767</text:p>
          </table:table-cell>
          <table:table-cell table:formula="of:=[.E18]" office:value-type="float" office:value="304.260900502506" calcext:value-type="float">
            <text:p>304,260900502506</text:p>
          </table:table-cell>
          <table:table-cell table:formula="of:=[.F18]" office:value-type="float" office:value="270.974336838409" calcext:value-type="float">
            <text:p>270,97433683840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SQRT([.C55])" office:value-type="float" office:value="20.4127551919186" calcext:value-type="float">
            <text:p>20,4127551919186</text:p>
          </table:table-cell>
          <table:table-cell table:formula="of:=SQRT([.D55])" office:value-type="float" office:value="18.7089214710727" calcext:value-type="float">
            <text:p>18,7089214710727</text:p>
          </table:table-cell>
          <table:table-cell table:formula="of:=SQRT([.E55])" office:value-type="float" office:value="17.4430760046073" calcext:value-type="float">
            <text:p>17,4430760046073</text:p>
          </table:table-cell>
          <table:table-cell table:formula="of:=SQRT([.F55])" office:value-type="float" office:value="16.4612981516771" calcext:value-type="float">
            <text:p>16,4612981516771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C56]+[.$B57]*[.C$1]" office:value-type="float" office:value="24.9127551919186" calcext:value-type="float">
            <text:p>24,9127551919186</text:p>
          </table:table-cell>
          <table:table-cell table:formula="of:=[.D56]+[.$B57]*[.D$1]" office:value-type="float" office:value="24.7089214710727" calcext:value-type="float">
            <text:p>24,7089214710727</text:p>
          </table:table-cell>
          <table:table-cell table:formula="of:=[.E56]+[.$B57]*[.E$1]" office:value-type="float" office:value="24.9430760046073" calcext:value-type="float">
            <text:p>24,9430760046073</text:p>
          </table:table-cell>
          <table:table-cell table:formula="of:=[.F56]+[.$B57]*[.F$1]" office:value-type="float" office:value="25.4612981516771" calcext:value-type="float">
            <text:p>25,4612981516771</text:p>
          </table:table-cell>
          <table:table-cell table:number-columns-repeated="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$B58]-[.C57]" office:value-type="float" office:value="0.0872448080813548" calcext:value-type="float">
            <text:p>0,087244808081355</text:p>
          </table:table-cell>
          <table:table-cell table:formula="of:=[.$B58]-[.D57]" office:value-type="float" office:value="0.291078528927251" calcext:value-type="float">
            <text:p>0,291078528927251</text:p>
          </table:table-cell>
          <table:table-cell table:formula="of:=[.$B58]-[.E57]" office:value-type="float" office:value="0.0569239953927223" calcext:value-type="float">
            <text:p>0,056923995392722</text:p>
          </table:table-cell>
          <table:table-cell table:formula="of:=[.$B58]-[.F57]" office:value-type="float" office:value="-0.461298151677141" calcext:value-type="float">
            <text:p>-0,461298151677141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formula="of:=[.$B60]*[.C$1]*[.C$1]" office:value-type="float" office:value="20.25" calcext:value-type="float">
            <text:p>20,25</text:p>
          </table:table-cell>
          <table:table-cell table:formula="of:=[.$B60]*[.D$1]*[.D$1]" office:value-type="float" office:value="36" calcext:value-type="float">
            <text:p>36</text:p>
          </table:table-cell>
          <table:table-cell table:formula="of:=[.$B60]*[.E$1]*[.E$1]" office:value-type="float" office:value="56.25" calcext:value-type="float">
            <text:p>56,25</text:p>
          </table:table-cell>
          <table:table-cell table:formula="of:=[.$B60]*[.F$1]*[.F$1]"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150" calcext:value-type="float">
            <text:p>-150</text:p>
          </table:table-cell>
          <table:table-cell table:formula="of:=[.$B61]*[.C$1]" office:value-type="float" office:value="-225" calcext:value-type="float">
            <text:p>-225</text:p>
          </table:table-cell>
          <table:table-cell table:formula="of:=[.$B61]*[.D$1]" office:value-type="float" office:value="-300" calcext:value-type="float">
            <text:p>-300</text:p>
          </table:table-cell>
          <table:table-cell table:formula="of:=[.$B61]*[.E$1]" office:value-type="float" office:value="-375" calcext:value-type="float">
            <text:p>-375</text:p>
          </table:table-cell>
          <table:table-cell table:formula="of:=[.$B61]*[.F$1]" office:value-type="float" office:value="-450" calcext:value-type="float">
            <text:p>-4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table:formula="of:=25*25" office:value-type="float" office:value="625" calcext:value-type="float">
            <text:p>625</text:p>
          </table:table-cell>
          <table:table-cell table:formula="of:=[.$B62]" office:value-type="float" office:value="625" calcext:value-type="float">
            <text:p>625</text:p>
          </table:table-cell>
          <table:table-cell table:formula="of:=[.$B62]" office:value-type="float" office:value="625" calcext:value-type="float">
            <text:p>625</text:p>
          </table:table-cell>
          <table:table-cell table:formula="of:=[.$B62]" office:value-type="float" office:value="625" calcext:value-type="float">
            <text:p>625</text:p>
          </table:table-cell>
          <table:table-cell table:formula="of:=[.$B62]" office:value-type="float" office:value="625" calcext:value-type="float">
            <text:p>62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SUM([.C60:.C62])" office:value-type="float" office:value="420.25" calcext:value-type="float">
            <text:p>420,25</text:p>
          </table:table-cell>
          <table:table-cell table:formula="of:=SUM([.D60:.D62])" office:value-type="float" office:value="361" calcext:value-type="float">
            <text:p>361</text:p>
          </table:table-cell>
          <table:table-cell table:formula="of:=SUM([.E60:.E62])" office:value-type="float" office:value="306.25" calcext:value-type="float">
            <text:p>306,25</text:p>
          </table:table-cell>
          <table:table-cell table:formula="of:=SUM([.F60:.F62])"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63]-[.C55]" office:value-type="float" office:value="3.56942547479838" calcext:value-type="float">
            <text:p>3,56942547479838</text:p>
          </table:table-cell>
          <table:table-cell table:formula="of:=[.D63]-[.D55]" office:value-type="float" office:value="10.9762573892331" calcext:value-type="float">
            <text:p>10,9762573892331</text:p>
          </table:table-cell>
          <table:table-cell table:formula="of:=[.E63]-[.E55]" office:value-type="float" office:value="1.98909949749378" calcext:value-type="float">
            <text:p>1,98909949749378</text:p>
          </table:table-cell>
          <table:table-cell table:formula="of:=[.F63]-[.F55]" office:value-type="float" office:value="-14.9743368384093" calcext:value-type="float">
            <text:p>-14,974336838409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63]/SQRT(2)" office:value-type="float" office:value="297.161624793647" calcext:value-type="float">
            <text:p>297,161624793647</text:p>
          </table:table-cell>
          <table:table-cell table:formula="of:=[.D63]/SQRT(2)" office:value-type="float" office:value="255.265548008344" calcext:value-type="float">
            <text:p>255,265548008344</text:p>
          </table:table-cell>
          <table:table-cell table:formula="of:=[.E63]/SQRT(2)" office:value-type="float" office:value="216.55145173838" calcext:value-type="float">
            <text:p>216,55145173838</text:p>
          </table:table-cell>
          <table:table-cell table:formula="of:=[.F63]/SQRT(2)" office:value-type="float" office:value="181.019335983756" calcext:value-type="float">
            <text:p>181,01933598375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7:47:00.399000000</meta:creation-date>
    <dc:date>2017-05-17T22:26:46.420000000</dc:date>
    <meta:editing-duration>PT6M39S</meta:editing-duration>
    <meta:editing-cycles>1</meta:editing-cycles>
    <meta:document-statistic meta:table-count="2" meta:cell-count="464" meta:object-count="0"/>
    <meta:generator>LibreOffice/5.2.4.2$Windows_X86_64 LibreOffice_project/3d5603e1122f0f102b62521720ab13a38a4e0eb0</meta:generator>
  </office:meta>
</office:document-meta>
</file>